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825">
            <text:p>OxA-12825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10265.0">
            <text:p>10265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53">
            <text:p>-5.53</text:p>
          </table:table-cell>
          <table:table-cell office:value-type="float" office:value="1.29">
            <text:p>1.29</text:p>
          </table:table-cell>
          <table:table-cell office:value-type="float" office:value="1.29">
            <text:p>1.29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SRR-3843">
            <text:p>SRR-3843</text:p>
          </table:table-cell>
          <table:table-cell office:value-type="float" office:value="55.63">
            <text:p>55.63</text:p>
          </table:table-cell>
          <table:table-cell office:value-type="float" office:value="-1.81">
            <text:p>-1.81</text:p>
          </table:table-cell>
          <table:table-cell office:value-type="float" office:value="7180.0">
            <text:p>718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SRR-3844">
            <text:p>SRR-3844</text:p>
          </table:table-cell>
          <table:table-cell office:value-type="float" office:value="55.63">
            <text:p>55.63</text:p>
          </table:table-cell>
          <table:table-cell office:value-type="float" office:value="-1.81">
            <text:p>-1.81</text:p>
          </table:table-cell>
          <table:table-cell office:value-type="float" office:value="6875.0">
            <text:p>687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7">
            <text:p>-1.47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SRR-3845">
            <text:p>SRR-3845</text:p>
          </table:table-cell>
          <table:table-cell office:value-type="float" office:value="55.63">
            <text:p>55.63</text:p>
          </table:table-cell>
          <table:table-cell office:value-type="float" office:value="-1.81">
            <text:p>-1.81</text:p>
          </table:table-cell>
          <table:table-cell office:value-type="float" office:value="7230.0">
            <text:p>723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">
            <text:p>-1.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51">
            <text:p>OxA-12951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6274.0">
            <text:p>6274.0</text:p>
          </table:table-cell>
          <table:table-cell office:value-type="float" office:value="38.0">
            <text:p>38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4">
            <text:p>-3.14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52">
            <text:p>OxA-12952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6988.0">
            <text:p>6988.0</text:p>
          </table:table-cell>
          <table:table-cell office:value-type="float" office:value="37.0">
            <text:p>37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2">
            <text:p>-4.0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AA-23498">
            <text:p>AA-23498</text:p>
          </table:table-cell>
          <table:table-cell office:value-type="float" office:value="55.53">
            <text:p>55.53</text:p>
          </table:table-cell>
          <table:table-cell office:value-type="float" office:value="-1.63">
            <text:p>-1.63</text:p>
          </table:table-cell>
          <table:table-cell office:value-type="float" office:value="3690.0">
            <text:p>36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44">
            <text:p>0.4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53">
            <text:p>OxA-12953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7117.0">
            <text:p>7117.0</text:p>
          </table:table-cell>
          <table:table-cell office:value-type="float" office:value="39.0">
            <text:p>39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2">
            <text:p>-4.0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54">
            <text:p>OxA-12954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7075.0">
            <text:p>7075.0</text:p>
          </table:table-cell>
          <table:table-cell office:value-type="float" office:value="37.0">
            <text:p>37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5">
            <text:p>-4.0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67">
            <text:p>OxA-12967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3311.0">
            <text:p>3311.0</text:p>
          </table:table-cell>
          <table:table-cell office:value-type="float" office:value="35.0">
            <text:p>3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6">
            <text:p>-1.2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3029">
            <text:p>OxA-13029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6586.0">
            <text:p>6586.0</text:p>
          </table:table-cell>
          <table:table-cell office:value-type="float" office:value="39.0">
            <text:p>39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5">
            <text:p>-3.55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3370">
            <text:p>OxA-13370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10000.0">
            <text:p>10000.0</text:p>
          </table:table-cell>
          <table:table-cell office:value-type="float" office:value="90.0">
            <text:p>9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39">
            <text:p>-5.39</text:p>
          </table:table-cell>
          <table:table-cell office:value-type="float" office:value="1.29">
            <text:p>1.29</text:p>
          </table:table-cell>
          <table:table-cell office:value-type="float" office:value="1.29">
            <text:p>1.29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50">
            <text:p>OxA-12950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6290.0">
            <text:p>6290.0</text:p>
          </table:table-cell>
          <table:table-cell office:value-type="float" office:value="45.0">
            <text:p>4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7">
            <text:p>-3.07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47">
            <text:p>OxA-12947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5846.0">
            <text:p>5846.0</text:p>
          </table:table-cell>
          <table:table-cell office:value-type="float" office:value="38.0">
            <text:p>38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3">
            <text:p>-2.2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1858">
            <text:p>OxA-11858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7308.0">
            <text:p>7308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3">
            <text:p>-3.23</text:p>
          </table:table-cell>
          <table:table-cell office:value-type="float" office:value="2.02">
            <text:p>2.02</text:p>
          </table:table-cell>
          <table:table-cell office:value-type="float" office:value="2.02">
            <text:p>2.02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1833">
            <text:p>OxA-11833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7269.0">
            <text:p>7269.0</text:p>
          </table:table-cell>
          <table:table-cell office:value-type="float" office:value="39.0">
            <text:p>39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2.02">
            <text:p>2.02</text:p>
          </table:table-cell>
          <table:table-cell office:value-type="float" office:value="2.02">
            <text:p>2.02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46">
            <text:p>OxA-12946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3820.0">
            <text:p>3820.0</text:p>
          </table:table-cell>
          <table:table-cell office:value-type="float" office:value="35.0">
            <text:p>3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9">
            <text:p>-1.3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44">
            <text:p>OxA-12944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2982.0">
            <text:p>2982.0</text:p>
          </table:table-cell>
          <table:table-cell office:value-type="float" office:value="34.0">
            <text:p>34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3">
            <text:p>-0.6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824">
            <text:p>OxA-12824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10430.0">
            <text:p>10430.0</text:p>
          </table:table-cell>
          <table:table-cell office:value-type="float" office:value="140.0">
            <text:p>1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61">
            <text:p>-5.61</text:p>
          </table:table-cell>
          <table:table-cell office:value-type="float" office:value="1.29">
            <text:p>1.29</text:p>
          </table:table-cell>
          <table:table-cell office:value-type="float" office:value="1.29">
            <text:p>1.29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1936">
            <text:p>OxA-11936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10035.0">
            <text:p>10035.0</text:p>
          </table:table-cell>
          <table:table-cell office:value-type="float" office:value="45.0">
            <text:p>4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34">
            <text:p>-5.34</text:p>
          </table:table-cell>
          <table:table-cell office:value-type="float" office:value="1.29">
            <text:p>1.29</text:p>
          </table:table-cell>
          <table:table-cell office:value-type="float" office:value="1.29">
            <text:p>1.29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AA-27616">
            <text:p>AA-27616</text:p>
          </table:table-cell>
          <table:table-cell office:value-type="float" office:value="55.57">
            <text:p>55.57</text:p>
          </table:table-cell>
          <table:table-cell office:value-type="float" office:value="-1.65">
            <text:p>-1.65</text:p>
          </table:table-cell>
          <table:table-cell office:value-type="float" office:value="7420.0">
            <text:p>74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17">
            <text:p>-2.17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AA-27229">
            <text:p>AA-27229</text:p>
          </table:table-cell>
          <table:table-cell office:value-type="float" office:value="55.57">
            <text:p>55.57</text:p>
          </table:table-cell>
          <table:table-cell office:value-type="float" office:value="-1.65">
            <text:p>-1.65</text:p>
          </table:table-cell>
          <table:table-cell office:value-type="float" office:value="7145.0">
            <text:p>7145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4">
            <text:p>-2.4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1859">
            <text:p>OxA-11859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7174.0">
            <text:p>7174.0</text:p>
          </table:table-cell>
          <table:table-cell office:value-type="float" office:value="35.0">
            <text:p>3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9">
            <text:p>-4.4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AA-27228">
            <text:p>AA-27228</text:p>
          </table:table-cell>
          <table:table-cell office:value-type="float" office:value="55.57">
            <text:p>55.57</text:p>
          </table:table-cell>
          <table:table-cell office:value-type="float" office:value="-1.65">
            <text:p>-1.65</text:p>
          </table:table-cell>
          <table:table-cell office:value-type="float" office:value="7355.0">
            <text:p>7355.0</text:p>
          </table:table-cell>
          <table:table-cell office:value-type="float" office:value="90.0">
            <text:p>9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7">
            <text:p>-2.2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49">
            <text:p>OxA-12949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5985.0">
            <text:p>5985.0</text:p>
          </table:table-cell>
          <table:table-cell office:value-type="float" office:value="36.0">
            <text:p>36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6">
            <text:p>-2.76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AA-27226">
            <text:p>AA-27226</text:p>
          </table:table-cell>
          <table:table-cell office:value-type="float" office:value="55.57">
            <text:p>55.57</text:p>
          </table:table-cell>
          <table:table-cell office:value-type="float" office:value="-1.65">
            <text:p>-1.65</text:p>
          </table:table-cell>
          <table:table-cell office:value-type="float" office:value="7325.0">
            <text:p>7325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8">
            <text:p>-2.7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1860">
            <text:p>OxA-11860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7160.0">
            <text:p>7160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2">
            <text:p>-4.5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SRR-3842">
            <text:p>SRR-3842</text:p>
          </table:table-cell>
          <table:table-cell office:value-type="float" office:value="55.63">
            <text:p>55.63</text:p>
          </table:table-cell>
          <table:table-cell office:value-type="float" office:value="-1.81">
            <text:p>-1.81</text:p>
          </table:table-cell>
          <table:table-cell office:value-type="float" office:value="6935.0">
            <text:p>693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3">
            <text:p>-1.1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AA-27227">
            <text:p>AA-27227</text:p>
          </table:table-cell>
          <table:table-cell office:value-type="float" office:value="55.57">
            <text:p>55.57</text:p>
          </table:table-cell>
          <table:table-cell office:value-type="float" office:value="-1.65">
            <text:p>-1.65</text:p>
          </table:table-cell>
          <table:table-cell office:value-type="float" office:value="9965.0">
            <text:p>9965.0</text:p>
          </table:table-cell>
          <table:table-cell office:value-type="float" office:value="85.0">
            <text:p>8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06">
            <text:p>-2.06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ennanEtal2000,ShennanEtal2018">
            <text:p>ShennanEtal200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